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/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/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/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/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 office:value-type="float" office:value="126">
            <text:p>126</text:p>
          </table:table-cell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26"/>
          <table:table-cell table:number-columns-repeated="8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4">14/07/2008</text:date>, <text:time>12:38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14T12:38:32</dc:date>
    <dc:language>pt-BR</dc:language>
    <meta:editing-cycles>136</meta:editing-cycles>
    <meta:editing-duration>P1DT0H57M22S</meta:editing-duration>
    <meta:user-defined meta:name="Info 1"/>
    <meta:user-defined meta:name="Info 2"/>
    <meta:user-defined meta:name="Info 3"/>
    <meta:user-defined meta:name="Info 4"/>
    <meta:document-statistic meta:table-count="4" meta:cell-count="237"/>
  </office:meta>
</office:document-meta>
</file>